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4.00pt" fo:font-weight="normal" fo:font-family="Verdana" style:font-family-asian="Verdana" style:font-family-complex="Verdana" fo:background-color="transparent" style:use-window-font-color="true"/>
    </style:style>
    <style:style style:name="T3"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4" style:family="text">
      <style:text-properties fo:font-size="14.00pt" fo:font-weight="normal" fo:font-family="Verdana" style:font-family-asian="Verdana" style:font-family-complex="Verdana" fo:background-color="transparent" style:use-window-font-color="true"/>
    </style:style>
    <style:style style:name="T5"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6" style:family="text">
      <style:text-properties fo:font-size="14.00pt" fo:font-weight="normal" fo:font-family="Verdana" style:font-family-asian="Verdana" style:font-family-complex="Verdana" fo:background-color="transparent" style:use-window-font-color="true"/>
    </style:style>
    <style:style style:name="T7" style:family="text">
      <style:text-properties fo:font-size="14.00pt" fo:font-weight="normal" fo:font-family="Verdana" style:font-family-asian="Verdana" style:font-family-complex="Verdana" fo:background-color="transparent" style:use-window-font-color="true"/>
    </style:style>
    <style:style style:name="T8" style:family="text">
      <style:text-properties fo:font-size="14.00pt" fo:font-weight="normal" fo:font-family="Verdana" style:font-family-asian="Verdana" style:font-family-complex="Verdana"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ext:line-break/>Übungsaufgabe Paketverwaltung 2</text:span></text:p>
      <text:p text:style-name="P2"><text:span text:style-name="T2"><text:line-break/>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text:line-break/>Wir müssen heute vor Ort sein und Sie bereiten sich auf der Hinfahrt vor.<text:line-break/><text:line-break/>Wie werden Sie vorgehen um den Fehler einzukreisen?<text:line-break/><text:line-break/></text:span><text:a xlink:href="https://wiki.ubuntuusers.de/dpkg/"><text:span text:style-name="T3">https://wiki.ubuntuusers.de/dpkg/</text:span></text:a><text:span text:style-name="T4"><text:s text:c="2"/><text:line-break/><text:line-break/></text:span><text:a xlink:href="https://www.cyberciti.biz/howto/question/linux/dpkg-cheat-sheet.php"><text:span text:style-name="T5">https://www.cyberciti.biz/howto/question/linux/dpkg-cheat-sheet.php</text:span></text:a><text:span text:style-name="T6"><text:s/><text:line-break/><text:line-break/>Begleitbuch: Seite 66 - 69<text:line-break/><text:line-break/>1. Entfernen Sie dazu das Paket libreoffice-impress.<text:line-break/><text:line-break/><text:line-break/><text:line-break/>2. Lassen Sie sich die Informationen zu dem Paket anzeigen<text:line-break/>(Inhalt/Status)</text:span></text:p>
      <text:p text:style-name="P2"><text:span text:style-name="T6"/></text:p>
      <text:p text:style-name="P2"><text:span text:style-name="T6"><text:line-break/><text:line-break/>3. Welche Dateien werden dazu gelesen?</text:span></text:p>
      <text:p text:style-name="P2"><text:span text:style-name="T6"/></text:p>
      <text:p text:style-name="P2"><text:span text:style-name="T6"><text:line-break/><text:line-break/>4. Installieren Sie das Paket libreoffice-impress</text:span><text:span text:style-name="T7"><text:line-break/><text:line-break/><text:line-break/></text:span><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